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69"/>SNU developer log day 469</text:h>
      <text:p text:style-name="P2">I had very little time for development today, as I allocated a lot of time to other projects. Today, I continued the separate documentation project, now going for weekly entries. I got 10 done today, I will try to do 20 tomorrow, if I have the time. I have been putting tons of time into another project, it has been updated on a daily basis for 12 days now. I won't drop support for SNU over this, but I almost have this project in a fully working state.</text:p>
      <text:p text:style-name="P2">SNU 3.0.7 will be coming up in a little over a month, and normal site development should begin again soon. Today was an OK day for development.</text:p>
      <text:p text:style-name="Text_20_body"><text:span text:style-name="T1">Sean Patrick Myrick on May 13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8:13:35.621000000</meta:creation-date>
    <dc:date>2020-05-14T18:13:45.142000000</dc:date>
    <meta:editing-duration>PT10S</meta:editing-duration>
    <meta:editing-cycles>1</meta:editing-cycles>
    <meta:document-statistic meta:table-count="0" meta:image-count="0" meta:object-count="0" meta:page-count="1" meta:paragraph-count="4" meta:word-count="127" meta:character-count="659" meta:non-whitespace-character-count="536"/>
    <meta:generator>LibreOffice/6.1.2.1$Windows_X86_64 LibreOffice_project/65905a128db06ba48db947242809d14d3f9a93fe</meta:generator>
  </office:meta>
</office:document-meta>
</file>